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>
            <text:p>cm</text:p>
          </table:table-cell>
          <table:table-cell office:value-type="string">
            <text:p>valeur analog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Les valeurs au dela de 30cm et en dessous de 10 deviennent faussé.</text:p>
          </table:table-cell>
          <table:table-cell/>
        </table:table-row>
        <table:table-row table:style-name="ro1">
          <table:table-cell office:value-type="string">
            <text:p>En dessous de 10cm, la valeur analogique se met a diminuer</text:p>
          </table:table-cell>
          <table:table-cell/>
        </table:table-row>
        <table:table-row table:style-name="ro1">
          <table:table-cell office:value-type="string">
            <text:p>Au dela de 30cm la valeur analogique est constante vers 170</text:p>
          </table:table-cell>
          <table:table-cell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Feuille1.A1:Feuille1.B104857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17/05/2012</text:date>, <text:time>01:2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totix </meta:initial-creator>
    <meta:creation-date>2012-05-14T17:53:18</meta:creation-date>
    <dc:date>2012-05-17T01:29:29</dc:date>
    <meta:editing-duration>PT29M5S</meta:editing-duration>
    <meta:editing-cycles>4</meta:editing-cycles>
    <meta:generator>LibreOffice/3.4$Linux LibreOffice_project/340m1$Build-402</meta:generator>
    <dc:creator>TItotix </dc:creator>
    <meta:document-statistic meta:table-count="3" meta:cell-count="15" meta:object-count="0"/>
  </office:meta>
</office:document-meta>
</file>